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854*"/>
    </style:style>
    <style:style style:name="Tabella12.B" style:family="table-column">
      <style:table-column-properties style:column-width="1.589cm" style:rel-column-width="901*"/>
    </style:style>
    <style:style style:name="Tabella12.C" style:family="table-column">
      <style:table-column-properties style:column-width="2.011cm" style:rel-column-width="1140*"/>
    </style:style>
    <style:style style:name="Tabella12.D" style:family="table-column">
      <style:table-column-properties style:column-width="2.512cm" style:rel-column-width="1424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Standard">
      <style:text-properties style:font-name="Ubuntu Light" fo:font-size="9pt" style:font-size-asian="9pt" style:font-size-complex="9pt"/>
    </style:style>
    <style:style style:name="P140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1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43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82c174" style:font-name-asian="SimSun" style:font-size-asian="6pt" style:font-weight-asian="bold" style:font-name-complex="Tahoma" style:font-size-complex="6pt" style:font-weight-complex="bold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6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82c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2c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8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2c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82c1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82c1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82c1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4"><text:placeholder text:placeholder-type="text">&lt;if test="not o.partner"&gt;</text:placeholder></text:p>
            <text:p text:style-name="P99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6"><text:placeholder text:placeholder-type="text">&lt;/if&gt;</text:placeholder></text:p>
            <text:p text:style-name="P100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4"><text:placeholder text:placeholder-type="text">&lt;if test="not o.partner"&gt;</text:placeholder></text:p>
            <text:p text:style-name="P99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4"><text:placeholder text:placeholder-type="text">&lt;/if&gt;</text:placeholder></text:p>
            <text:p text:style-name="P98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5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1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</table:table>
      <text:p text:style-name="P142"/>
      <text:p text:style-name="P143">VISITE</text:p>
      <text:p text:style-name="P76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6">Abstract</text:p>
          </table:table-cell>
          <table:table-cell table:style-name="Tabella4.B1" office:value-type="string">
            <text:p text:style-name="P136">Note</text:p>
          </table:table-cell>
        </table:table-row>
        <table:table-row table:style-name="Tabella4.2">
          <table:table-cell table:style-name="Tabella4.A2" office:value-type="string">
            <text:p text:style-name="P120"><text:placeholder text:placeholder-type="text">&lt;partner.abstract or ""&gt;</text:placeholder></text:p>
          </table:table-cell>
          <table:table-cell table:style-name="Tabella4.B2" office:value-type="string">
            <text:p text:style-name="P120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1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2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2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8"><text:placeholder text:placeholder-type="text">&lt;visit.abstract or ""&gt;</text:placeholder></text:p>
          </table:table-cell>
          <table:table-cell table:style-name="Tabella3.C4" office:value-type="string">
            <text:p text:style-name="P91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/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3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6"><text:placeholder text:placeholder-type="text">&lt;line.name&gt;</text:placeholder></text:p>
                </table:table-cell>
                <table:table-cell table:style-name="Tabella8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9"/>
          </table:table-cell>
        </table:table-row>
        <table:table-row>
          <table:table-cell table:style-name="Tabella7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4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0"><text:placeholder text:placeholder-type="text">&lt;line.name&gt;</text:placeholder></text:p>
                </table:table-cell>
                <table:table-cell table:style-name="Tabella6.A2" office:value-type="string">
                  <text:p text:style-name="P104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6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5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5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3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3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0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152"><text:placeholder text:placeholder-type="text">&lt;variation[0]&gt;</text:placeholder></text:p>
                </table:table-cell>
                <table:table-cell table:style-name="Tabella9.B3" office:value-type="string">
                  <text:p text:style-name="P7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2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2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7"><text:s/><text:placeholder text:placeholder-type="text">&lt;year&gt;</text:placeholder></text:p>
                </table:table-cell>
                <table:table-cell table:style-name="Tabella12.B3" office:value-type="string">
                  <text:p text:style-name="P102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05"><text:placeholder text:placeholder-type="text">&lt;formatLang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45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7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4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3"><text:s/><text:placeholder text:placeholder-type="text">&lt;year&gt;</text:placeholder></text:p>
                </table:table-cell>
                <table:table-cell table:style-name="Tabella13.B3" office:value-type="string">
                  <text:p text:style-name="P12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4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2">Totale</text:p>
                </table:table-cell>
                <table:table-cell table:style-name="Tabella13.B5" office:value-type="string">
                  <text:p text:style-name="P125"><text:placeholder text:placeholder-type="text">&lt;formatLang(sum(get_total_invoiced().values()))&gt;</text:placeholder> </text:p>
                </table:table-cell>
              </table:table-row>
            </table:table>
            <text:p text:style-name="P92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5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5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3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8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9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0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9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18"><text:placeholder text:placeholder-type="text">&lt;payment.note or ""&gt;</text:placeholder></text:p>
          </table:table-cell>
          <table:table-cell table:style-name="Tabella2.E3" office:value-type="string">
            <text:p text:style-name="P13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5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8"><text:placeholder text:placeholder-type="text">&lt;formatLang(followup.confirmed_date, date=True) if followup.confirmed_date  else ""&gt;</text:placeholder></text:p>
            <text:p text:style-name="P13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7"><text:placeholder text:placeholder-type="text">&lt;followup.agent_name&gt;</text:placeholder></text:p>
          </table:table-cell>
          <table:table-cell table:style-name="Tabella15.D4" office:value-type="string">
            <text:p text:style-name="P13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7"><text:placeholder text:placeholder-type="text">&lt;followup.note&gt;</text:placeholder></text:p>
          </table:table-cell>
          <table:table-cell table:style-name="Tabella15.E4" office:value-type="string">
            <text:p text:style-name="P13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0"/>
      <text:p text:style-name="P27"><text:placeholder text:placeholder-type="text">&lt;/if&gt;</text:placeholder></text:p>
      <text:p text:style-name="P79"><text:placeholder text:placeholder-type="text">&lt;/for&gt;</text:placeholder></text:p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4:19:13.473400154</dc:date>
    <meta:editing-duration>P8DT29M24S</meta:editing-duration>
    <meta:editing-cycles>773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591" meta:non-whitespace-character-count="7091"/>
    <meta:user-defined meta:name="Info 1"/>
    <meta:user-defined meta:name="Info 2"/>
    <meta:user-defined meta:name="Info 3"/>
    <meta:user-defined meta:name="Info 4"/>
  </office:meta>
</office:document-meta>
</file>